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Whitney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unction print(board, pawns, x, y) { var str = '&lt;div class="line"&gt;'; for (i = 0; i &lt; board.length; i++) { var line = ''; for (j = 0; j &lt; board.length; j++) { var color = "white"; var team = ""; var selected = ""; if (board[i][j]) { color = "black"; } if (i == x &amp;&amp; j == y) { selected = " selected"; } if (pawns[i][j] &gt; 0) { team = " t" + pawns[i][j]; } line += "&lt;div class="box " + color + team + selected + "" onclick="selectBoxAt(" + i + "," + j + ")"&gt;&lt;/div&gt;"; } str += line + '&lt;/div&gt;'; } document.getElementById("board").innerHTML = str; }</text:span> </text:p>
      <text:p text:style-name="P1"/>
      <text:p text:style-name="P1"><text:span text:style-name="T1">function printCoords(x, y, onTop) { if (onTop) { document.getElementById("fromX").value = x; document.getElementById("fromY").value = y; } else { document.getElementById("toX").value = x; document.getElementById("toX").value = y; } } function printMessage(message) { document.getElementById("log").innerHTML = message; }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18:41.169000000</meta:creation-date>
    <dc:date>2017-10-04T14:19:41.968000000</dc:date>
    <meta:editing-duration>PT1M1S</meta:editing-duration>
    <meta:editing-cycles>1</meta:editing-cycles>
    <meta:document-statistic meta:table-count="0" meta:image-count="0" meta:object-count="0" meta:page-count="1" meta:paragraph-count="2" meta:word-count="143" meta:character-count="864" meta:non-whitespace-character-count="721"/>
    <meta:generator>LibreOffice/5.3.6.1$Windows_x86 LibreOffice_project/686f202eff87ef707079aeb7f485847613344eb7</meta:generator>
  </office:meta>
</office:document-meta>
</file>